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rminal" svg:font-family="terminal, monaco"/>
  </office:font-face-decls>
  <office:automatic-styles>
    <style:style style:name="P1" style:family="paragraph" style:parent-style-name="Text_20_body">
      <style:text-properties officeooo:rsid="00297c8c" officeooo:paragraph-rsid="00297c8c"/>
    </style:style>
    <style:style style:name="P2" style:family="paragraph" style:parent-style-name="Text_20_body">
      <style:paragraph-properties fo:text-align="justify" style:justify-single-word="false"/>
      <style:text-properties officeooo:rsid="002d0e60" officeooo:paragraph-rsid="002d0e60"/>
    </style:style>
    <style:style style:name="P3" style:family="paragraph" style:parent-style-name="Subtitle">
      <style:text-properties officeooo:rsid="0052d112" officeooo:paragraph-rsid="0052d112"/>
    </style:style>
    <style:style style:name="P4" style:family="paragraph" style:parent-style-name="Title" style:master-page-name="First_20_Page">
      <style:paragraph-properties style:page-number="auto"/>
      <style:text-properties officeooo:rsid="001f7d02" officeooo:paragraph-rsid="00363982"/>
    </style:style>
    <style:style style:name="P5" style:family="paragraph" style:parent-style-name="Heading_20_1">
      <style:text-properties officeooo:rsid="002a5d73" officeooo:paragraph-rsid="002a5d73"/>
    </style:style>
    <style:style style:name="P6" style:family="paragraph" style:parent-style-name="Heading_20_1">
      <style:text-properties officeooo:rsid="0020c053" officeooo:paragraph-rsid="0020c053"/>
    </style:style>
    <style:style style:name="P7" style:family="paragraph" style:parent-style-name="Heading_20_2">
      <style:paragraph-properties fo:text-align="justify" style:justify-single-word="false"/>
      <style:text-properties officeooo:rsid="004fea90" officeooo:paragraph-rsid="002e3e79"/>
    </style:style>
    <style:style style:name="P8" style:family="paragraph" style:parent-style-name="Text_20_body">
      <style:paragraph-properties fo:text-align="justify" style:justify-single-word="false"/>
      <style:text-properties officeooo:rsid="0054431a" officeooo:paragraph-rsid="005a3611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size="18pt" fo:font-weight="bold" officeooo:rsid="002c04ae" style:font-name-asian="Noto Sans CJK SC" style:font-size-asian="18pt" style:font-weight-asian="bold" style:font-name-complex="Lohit Devanagari1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officeooo:rsid="002e3e79" style:font-style-asian="normal" style:font-style-complex="normal"/>
    </style:style>
    <style:style style:name="T6" style:family="text">
      <style:text-properties officeooo:rsid="0052d112"/>
    </style:style>
    <style:style style:name="T7" style:family="text">
      <style:text-properties officeooo:rsid="0054431a"/>
    </style:style>
    <style:style style:name="T8" style:family="text">
      <style:text-properties officeooo:rsid="0055291c"/>
    </style:style>
    <style:style style:name="T9" style:family="text">
      <style:text-properties officeooo:rsid="00570cf2"/>
    </style:style>
    <style:style style:name="T10" style:family="text">
      <style:text-properties officeooo:rsid="00575024"/>
    </style:style>
    <style:style style:name="T11" style:family="text">
      <style:text-properties officeooo:rsid="0059106f"/>
    </style:style>
    <style:style style:name="T12" style:family="text">
      <style:text-properties officeooo:rsid="005a3611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orme Actividad <text:span text:style-name="T6">5</text:span></text:p>
      <text:p text:style-name="P3">Mini-<text:span text:style-name="T11">I</text:span>nternet</text:p>
      <text:p text:style-name="P1"><text:span text:style-name="T4">Nombre:</text:span> Vicente Olivares Gómez</text:p>
      <text:h text:style-name="P5" text:outline-level="1">Di<text:span text:style-name="T6">ferencia entre </text:span><text:span text:style-name="T7">tablas de ruta reales y utilizadas</text:span></text:h>
      <text:p text:style-name="P8">El mini-<text:span text:style-name="T11">I</text:span>nternet implementado en la actividad trabaja con tablas de ruta que no son como las que tiene un router en realidad. <text:span text:style-name="T8">Tanto las tablas de la actividad como las </text:span><text:span text:style-name="T11">reales</text:span><text:span text:style-name="T8"> </text:span><text:span text:style-name="T9">contienen información sobre la red de destino y sobre el siguiente salto, pero solo las </text:span><text:span text:style-name="T11">reales</text:span><text:span text:style-name="T9"> tienen información sobre la interfaz de salida. </text:span><text:span text:style-name="T10">Además, </text:span><text:span text:style-name="T12">en las tablas reales se utiliza la IP para identificar un router y nunca trabajan con el puerto, mientras que las de la actividad utilizan el par (IP, puerto) para identificar un router.</text:span><text:span text:style-name="T11"> Esto último es debido a que en la actividad solo se utiliza la IP de localhost y es el puerto el que diferencia un router de otro.</text:span></text:p>
      <text:h text:style-name="P6" text:outline-level="1"><text:span text:style-name="T1">Código </text:span><text:span text:style-name="T2">de la Actividad</text:span></text:h>
      <text:p text:style-name="P2">El código de Python de esta actividad está dividido en cuatro archivos: <text:span text:style-name="T3">constants.py</text:span>, <text:span text:style-name="T3">Message_HTTP.py</text:span>, <text:span text:style-name="T3">utilities.py</text:span> y <text:span text:style-name="T3">server.py.</text:span><text:span text:style-name="T5"> Este último es el archivo que se debe ejecutar para hacer funcionar el proxy.</text:span></text:p>
      <text:h text:style-name="P7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rminal" svg:font-family="terminal, monac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23:03:40.704183894</meta:creation-date>
    <dc:date>2023-11-06T16:48:49.788354268</dc:date>
    <meta:editing-duration>PT47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66" meta:character-count="984" meta:non-whitespace-character-count="825"/>
  </office:meta>
</office:document-meta>
</file>